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9" style:family="table">
      <style:table-properties style:width="14.34cm" fo:margin-left="-0.203cm" table:align="left"/>
    </style:style>
    <style:style style:name="Tabela9.A" style:family="table-column">
      <style:table-column-properties style:column-width="4.05cm"/>
    </style:style>
    <style:style style:name="Tabela9.B" style:family="table-column">
      <style:table-column-properties style:column-width="7.398cm"/>
    </style:style>
    <style:style style:name="Tabela9.C" style:family="table-column">
      <style:table-column-properties style:column-width="2.893cm"/>
    </style:style>
    <style:style style:name="Tabela9.1" style:family="table-row">
      <style:table-row-properties style:min-row-height="0.529cm" style:use-optimal-row-height="false"/>
    </style:style>
    <style:style style:name="Tabela9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9.C1" style:family="table-cell">
      <style:table-cell-properties fo:padding-left="0.191cm" fo:padding-right="0.191cm" fo:padding-top="0cm" fo:padding-bottom="0cm" fo:border="0.018cm solid #000000"/>
    </style:style>
    <style:style style:name="Tabela9.2" style:family="table-row">
      <style:table-row-properties style:min-row-height="0.106cm" style:use-optimal-row-height="false"/>
    </style:style>
    <style:style style:name="Tabela9.A4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9.C4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9" style:family="table">
      <style:table-properties style:width="14.34cm" fo:margin-left="-0.203cm" table:align="left"/>
    </style:style>
    <style:style style:name="Tabela9.A" style:family="table-column">
      <style:table-column-properties style:column-width="4.05cm"/>
    </style:style>
    <style:style style:name="Tabela9.B" style:family="table-column">
      <style:table-column-properties style:column-width="7.398cm"/>
    </style:style>
    <style:style style:name="Tabela9.C" style:family="table-column">
      <style:table-column-properties style:column-width="2.893cm"/>
    </style:style>
    <style:style style:name="Tabela9.1" style:family="table-row">
      <style:table-row-properties style:min-row-height="0.529cm" style:use-optimal-row-height="false"/>
    </style:style>
    <style:style style:name="Tabela9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9.C1" style:family="table-cell">
      <style:table-cell-properties fo:padding-left="0.191cm" fo:padding-right="0.191cm" fo:padding-top="0cm" fo:padding-bottom="0cm" fo:border="0.018cm solid #000000"/>
    </style:style>
    <style:style style:name="Tabela9.2" style:family="table-row">
      <style:table-row-properties style:min-row-height="0.106cm" style:use-optimal-row-height="false"/>
    </style:style>
    <style:style style:name="Tabela9.A4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9.C4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3" style:family="table">
      <style:table-properties style:width="14.499cm" fo:margin-left="1.244cm" table:align="left"/>
    </style:style>
    <style:style style:name="Tabela3.A" style:family="table-column">
      <style:table-column-properties style:column-width="5.239cm"/>
    </style:style>
    <style:style style:name="Tabela3.B" style:family="table-column">
      <style:table-column-properties style:column-width="9.26cm"/>
    </style:style>
    <style:style style:name="Tabela3.A1" style:family="table-cell">
      <style:table-cell-properties fo:background-color="#bfbfbf" fo:padding-left="0.191cm" fo:padding-right="0.191cm" fo:padding-top="0cm" fo:padding-bottom="0cm" fo:border-left="0.035cm solid #000000" fo:border-right="none" fo:border-top="0.035cm solid #000000" fo:border-bottom="0.018cm solid #000000">
        <style:background-image/>
      </style:table-cell-properties>
    </style:style>
    <style:style style:name="Tabela3.B1" style:family="table-cell">
      <style:table-cell-properties fo:padding-left="0.191cm" fo:padding-right="0.191cm" fo:padding-top="0cm" fo:padding-bottom="0cm" fo:border-left="0.035cm solid #000000" fo:border-right="0.035cm solid #000000" fo:border-top="0.035cm solid #000000" fo:border-bottom="0.018cm solid #000000"/>
    </style:style>
    <style:style style:name="Tabela3.A2" style:family="table-cell">
      <style:table-cell-properties fo:background-color="#bfbfbf" fo:padding-left="0.191cm" fo:padding-right="0.191cm" fo:padding-top="0cm" fo:padding-bottom="0cm" fo:border-left="0.035cm solid #000000" fo:border-right="none" fo:border-top="0.018cm solid #000000" fo:border-bottom="0.018cm solid #000000">
        <style:background-image/>
      </style:table-cell-properties>
    </style:style>
    <style:style style:name="Tabela3.B2" style:family="table-cell">
      <style:table-cell-properties fo:padding-left="0.191cm" fo:padding-right="0.191cm" fo:padding-top="0cm" fo:padding-bottom="0cm" fo:border-left="0.035cm solid #000000" fo:border-right="0.035cm solid #000000" fo:border-top="0.018cm solid #000000" fo:border-bottom="0.018cm solid #000000"/>
    </style:style>
    <style:style style:name="Tabela4" style:family="table">
      <style:table-properties style:width="14.499cm" fo:margin-left="1.244cm" table:align="left"/>
    </style:style>
    <style:style style:name="Tabela4.A" style:family="table-column">
      <style:table-column-properties style:column-width="4.921cm"/>
    </style:style>
    <style:style style:name="Tabela4.B" style:family="table-column">
      <style:table-column-properties style:column-width="9.578cm"/>
    </style:style>
    <style:style style:name="Tabela4.A1" style:family="table-cell">
      <style:table-cell-properties fo:background-color="#bfbfbf" fo:padding-left="0.191cm" fo:padding-right="0.191cm" fo:padding-top="0cm" fo:padding-bottom="0cm" fo:border-left="0.035cm solid #000000" fo:border-right="none" fo:border-top="0.035cm solid #000000" fo:border-bottom="0.018cm solid #000000">
        <style:background-image/>
      </style:table-cell-properties>
    </style:style>
    <style:style style:name="Tabela4.B1" style:family="table-cell">
      <style:table-cell-properties fo:padding-left="0.191cm" fo:padding-right="0.191cm" fo:padding-top="0cm" fo:padding-bottom="0cm" fo:border-left="0.035cm solid #000000" fo:border-right="0.035cm solid #000000" fo:border-top="0.035cm solid #000000" fo:border-bottom="0.018cm solid #000000"/>
    </style:style>
    <style:style style:name="Tabela4.A2" style:family="table-cell">
      <style:table-cell-properties fo:background-color="#bfbfbf" fo:padding-left="0.191cm" fo:padding-right="0.191cm" fo:padding-top="0cm" fo:padding-bottom="0cm" fo:border-left="0.035cm solid #000000" fo:border-right="none" fo:border-top="0.018cm solid #000000" fo:border-bottom="0.018cm solid #000000">
        <style:background-image/>
      </style:table-cell-properties>
    </style:style>
    <style:style style:name="Tabela4.B2" style:family="table-cell">
      <style:table-cell-properties fo:padding-left="0.191cm" fo:padding-right="0.191cm" fo:padding-top="0cm" fo:padding-bottom="0cm" fo:border-left="0.035cm solid #000000" fo:border-right="0.035cm solid #000000" fo:border-top="0.018cm solid #000000" fo:border-bottom="0.018cm solid #000000"/>
    </style:style>
    <style:style style:name="Tabela4.A6" style:family="table-cell">
      <style:table-cell-properties fo:background-color="#bfbfbf" fo:padding-left="0.191cm" fo:padding-right="0.191cm" fo:padding-top="0cm" fo:padding-bottom="0cm" fo:border-left="0.035cm solid #000000" fo:border-right="none" fo:border-top="none" fo:border-bottom="0.018cm solid #000000">
        <style:background-image/>
      </style:table-cell-properties>
    </style:style>
    <style:style style:name="Tabela4.B6" style:family="table-cell">
      <style:table-cell-properties fo:padding-left="0.191cm" fo:padding-right="0.191cm" fo:padding-top="0cm" fo:padding-bottom="0cm" fo:border-left="0.035cm solid #000000" fo:border-right="0.035cm solid #000000" fo:border-top="none" fo:border-bottom="0.018cm solid #000000"/>
    </style:style>
    <style:style style:name="Tabela5" style:family="table">
      <style:table-properties style:width="14.949cm" fo:margin-left="1.258cm" table:align="left"/>
    </style:style>
    <style:style style:name="Tabela5.A" style:family="table-column">
      <style:table-column-properties style:column-width="3.334cm"/>
    </style:style>
    <style:style style:name="Tabela5.B" style:family="table-column">
      <style:table-column-properties style:column-width="4.604cm"/>
    </style:style>
    <style:style style:name="Tabela5.C" style:family="table-column">
      <style:table-column-properties style:column-width="7.011cm"/>
    </style:style>
    <style:style style:name="Tabela5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5.C1" style:family="table-cell">
      <style:table-cell-properties fo:padding-left="0.191cm" fo:padding-right="0.191cm" fo:padding-top="0cm" fo:padding-bottom="0cm" fo:border="0.018cm solid #000000"/>
    </style:style>
    <style:style style:name="Tabela8" style:family="table">
      <style:table-properties style:width="15.055cm" fo:margin-left="1.175cm" table:align="left"/>
    </style:style>
    <style:style style:name="Tabela8.A" style:family="table-column">
      <style:table-column-properties style:column-width="4.498cm"/>
    </style:style>
    <style:style style:name="Tabela8.B" style:family="table-column">
      <style:table-column-properties style:column-width="5.662cm"/>
    </style:style>
    <style:style style:name="Tabela8.C" style:family="table-column">
      <style:table-column-properties style:column-width="4.895cm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C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4.34cm" fo:margin-left="-0.203cm" table:align="left"/>
    </style:style>
    <style:style style:name="Tabela6.A" style:family="table-column">
      <style:table-column-properties style:column-width="4.05cm"/>
    </style:style>
    <style:style style:name="Tabela6.B" style:family="table-column">
      <style:table-column-properties style:column-width="7.398cm"/>
    </style:style>
    <style:style style:name="Tabela6.C" style:family="table-column">
      <style:table-column-properties style:column-width="2.893cm"/>
    </style:style>
    <style:style style:name="Tabela6.1" style:family="table-row">
      <style:table-row-properties style:min-row-height="0.529cm" style:use-optimal-row-height="false"/>
    </style:style>
    <style:style style:name="Tabela6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6.C1" style:family="table-cell">
      <style:table-cell-properties fo:padding-left="0.191cm" fo:padding-right="0.191cm" fo:padding-top="0cm" fo:padding-bottom="0cm" fo:border="0.018cm solid #000000"/>
    </style:style>
    <style:style style:name="Tabela6.2" style:family="table-row">
      <style:table-row-properties style:min-row-height="0.106cm" style:use-optimal-row-height="false"/>
    </style:style>
    <style:style style:name="Tabela6.A4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6.C4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7" style:family="table">
      <style:table-properties style:width="13.97cm" fo:margin-left="-0.203cm" table:align="left"/>
    </style:style>
    <style:style style:name="Tabela7.A" style:family="table-column">
      <style:table-column-properties style:column-width="13.97cm"/>
    </style:style>
    <style:style style:name="Tabela7.A1" style:family="table-cell">
      <style:table-cell-properties fo:padding-left="0.191cm" fo:padding-right="0.191cm" fo:padding-top="0cm" fo:padding-bottom="0cm" fo:border="0.018cm solid #000000"/>
    </style:style>
    <style:style style:name="Tabela7.A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P1" style:family="paragraph" style:parent-style-name="Table_20_Contents">
      <style:text-properties fo:color="#4c4c4c"/>
    </style:style>
    <style:style style:name="P2" style:family="paragraph" style:parent-style-name="Table_20_Contents">
      <style:paragraph-properties fo:text-align="center" style:justify-single-word="false"/>
      <style:text-properties fo:color="#4c4c4c"/>
    </style:style>
    <style:style style:name="P3" style:family="paragraph" style:parent-style-name="Table_20_Contents">
      <style:paragraph-properties fo:text-align="justify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8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</style:style>
    <style:style style:name="P9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language="pt" fo:country="BR"/>
    </style:style>
    <style:style style:name="P10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language="pt" fo:country="BR"/>
    </style:style>
    <style:style style:name="P11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language="pt" fo:country="BR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15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style:font-size-asian="10pt" style:font-size-complex="10pt"/>
    </style:style>
    <style:style style:name="P16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language="pt" fo:country="BR" fo:font-weight="bold" style:font-weight-asian="bold" style:font-weight-complex="bold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>
        <style:tab-stops/>
      </style:paragraph-properties>
    </style:style>
    <style:style style:name="P20" style:family="paragraph" style:parent-style-name="Standard">
      <style:paragraph-properties fo:text-align="end" style:justify-single-word="false" style:snap-to-layout-grid="false"/>
    </style:style>
    <style:style style:name="P21" style:family="paragraph" style:parent-style-name="Standard">
      <style:text-properties fo:language="pt" fo:country="BR"/>
    </style:style>
    <style:style style:name="P2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Times New Roman" fo:font-weight="bold" style:font-weight-asian="bold" style:font-weight-complex="bold"/>
    </style:style>
    <style:style style:name="P24" style:family="paragraph" style:parent-style-name="Text_20_body">
      <style:paragraph-properties fo:margin-left="0.127cm" fo:margin-right="0cm" fo:text-indent="0cm" style:auto-text-indent="false" fo:keep-with-next="always" style:snap-to-layout-grid="false">
        <style:tab-stops/>
      </style:paragraph-properties>
    </style:style>
    <style:style style:name="P25" style:family="paragraph" style:parent-style-name="Text_20_body">
      <style:paragraph-properties fo:margin-left="0.127cm" fo:margin-right="0cm" fo:text-indent="0cm" style:auto-text-indent="false" fo:keep-with-next="always" style:snap-to-layout-grid="false">
        <style:tab-stops/>
      </style:paragraph-properties>
      <style:text-properties fo:language="pt" fo:country="BR"/>
    </style:style>
    <style:style style:name="P26" style:family="paragraph" style:parent-style-name="Text_20_body">
      <style:paragraph-properties fo:margin-left="0.127cm" fo:margin-right="0cm" fo:text-indent="0cm" style:auto-text-indent="false" style:snap-to-layout-grid="false">
        <style:tab-stops/>
      </style:paragraph-properties>
    </style:style>
    <style:style style:name="P27" style:family="paragraph" style:parent-style-name="InfoBlue">
      <style:text-properties fo:language="pt" fo:country="BR"/>
    </style:style>
    <style:style style:name="P28" style:family="paragraph" style:parent-style-name="InfoBlue">
      <style:paragraph-properties style:snap-to-layout-grid="false"/>
      <style:text-properties fo:language="pt" fo:country="BR" fo:font-style="normal" style:font-style-asian="normal"/>
    </style:style>
    <style:style style:name="P29" style:family="paragraph" style:parent-style-name="InfoBlue">
      <style:paragraph-properties style:snap-to-layout-grid="false"/>
      <style:text-properties fo:color="#000000" fo:language="pt" fo:country="BR" fo:font-style="normal" style:font-style-asian="normal"/>
    </style:style>
    <style:style style:name="P30" style:family="paragraph" style:parent-style-name="Text_20_body">
      <style:text-properties fo:language="pt" fo:country="BR"/>
    </style:style>
    <style:style style:name="P31" style:family="paragraph" style:parent-style-name="Heading_20_1" style:list-style-name=""/>
    <style:style style:name="P32" style:family="paragraph" style:parent-style-name="Heading_20_1">
      <style:paragraph-properties fo:margin-left="1.27cm" fo:margin-right="0cm" fo:text-indent="-1.27cm" style:auto-text-indent="false"/>
    </style:style>
    <style:style style:name="P33" style:family="paragraph" style:parent-style-name="Heading_20_2">
      <style:paragraph-properties fo:margin-left="1.27cm" fo:margin-right="0cm" fo:text-indent="-1.27cm" style:auto-text-indent="false"/>
    </style:style>
    <style:style style:name="P34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</style:style>
    <style:style style:name="P35" style:family="paragraph" style:parent-style-name="Text_20_body" style:list-style-name="L1">
      <style:paragraph-properties fo:margin-left="0cm" fo:margin-right="0cm" fo:text-indent="0cm" style:auto-text-indent="false"/>
    </style:style>
    <style:style style:name="P36" style:family="paragraph" style:parent-style-name="Text_20_body" style:list-style-name="L2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37" style:family="paragraph" style:parent-style-name="Text_20_body" style:list-style-name="L4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38" style:family="paragraph" style:parent-style-name="Text_20_body" style:list-style-name="L3">
      <style:paragraph-properties fo:margin-left="0cm" fo:margin-right="0cm" fo:text-indent="0cm" style:auto-text-indent="false"/>
    </style:style>
    <style:style style:name="T1" style:family="text">
      <style:text-properties fo:color="#4c4c4c" fo:language="pt" fo:country="BR"/>
    </style:style>
    <style:style style:name="T2" style:family="text">
      <style:text-properties fo:language="pt" fo:country="BR"/>
    </style:style>
    <style:style style:name="T3" style:family="text">
      <style:text-properties fo:language="pt" fo:country="BR" fo:font-style="italic" style:font-style-asian="italic" style:font-style-complex="italic"/>
    </style:style>
    <style:style style:name="T4" style:family="text">
      <style:text-properties fo:language="pt" fo:country="BR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fo:font-size="12pt"/>
    </style:style>
    <style:style style:name="T8" style:family="text">
      <style:text-properties style:font-name="Times New Roman1" fo:font-size="10pt" fo:language="pt" fo:country="BR" style:font-size-asian="10pt" style:font-size-complex="10pt"/>
    </style:style>
    <style:style style:name="T9" style:family="text">
      <style:text-properties style:font-name="Times New Roman1" fo:font-size="10pt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language="pt" fo:country="BR" style:font-size-asian="10pt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 text:track-changes="false">
        <text:changed-region xml:id="ct291478944" text:id="ct29147894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8632" text:id="ct29147863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7696" text:id="ct29147769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7800" text:id="ct2914778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80400" text:id="ct2914804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80088" text:id="ct2914800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85124192" text:id="ct1851241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9568" text:id="ct2914795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5408" text:id="ct2914754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9464" text:id="ct29147946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7904" text:id="ct29147790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7072" text:id="ct29147707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6864" text:id="ct29147686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6656" text:id="ct29147665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6448" text:id="ct29147644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6240" text:id="ct29147624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6032" text:id="ct29147603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9880" text:id="ct29147988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9776" text:id="ct29147977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4784" text:id="ct29147478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7592" text:id="ct2914775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3931560" text:id="ct29393156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5512" text:id="ct29147551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7280" text:id="ct29147728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8008" text:id="ct2914780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5304" text:id="ct29147530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80504" text:id="ct29148050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9048" text:id="ct29147904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8320" text:id="ct2914783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4680" text:id="ct29147468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8840" text:id="ct29147884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3941440" text:id="ct29394144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6968" text:id="ct2914769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6760" text:id="ct29147676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6552" text:id="ct29147655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3943312" text:id="ct29394331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6344" text:id="ct29147634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6136" text:id="ct2914761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7488" text:id="ct2914774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7176" text:id="ct29147717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7384" text:id="ct29147738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4888" text:id="ct2914748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80192" text:id="ct2914801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80816" text:id="ct29148081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81024" text:id="ct29148102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80920" text:id="ct2914809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5200" text:id="ct2914752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5096" text:id="ct29147509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3936968" text:id="ct2939369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82064" text:id="ct29148206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81128" text:id="ct2914811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81336" text:id="ct2914813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82272" text:id="ct29148227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82480" text:id="ct29148248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82168" text:id="ct2914821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4992" text:id="ct2914749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9256" text:id="ct29147925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81752" text:id="ct29148175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81856" text:id="ct29148185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8216" text:id="ct29147821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81648" text:id="ct29148164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80608" text:id="ct2914806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80712" text:id="ct29148071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8112" text:id="ct29147811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5616" text:id="ct29147561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81544" text:id="ct29148154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5720" text:id="ct2914757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5824" text:id="ct29147582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291475928" text:id="ct2914759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185126376" text:id="ct185126376">
          <text:deletion>
            <office:change-info>
              <dc:creator>Autor desconhecido</dc:creator>
              <dc:date>2011-08-17T13:36:47.21</dc:date>
            </office:change-info>
            <table:table table:name="Tabela9" table:style-name="Tabela9">
              <table:table-column table:style-name="Tabela9.A"/>
              <table:table-column table:style-name="Tabela9.B"/>
              <table:table-column table:style-name="Tabela9.C"/>
              <table:table-row table:style-name="Tabela9.1">
                <table:table-cell table:style-name="Tabela9.A1" office:value-type="string">
                  <text:p text:style-name="P8"><text:span text:style-name="Fonte_20_parág._20_padrão"><text:span text:style-name="T5">Necessidade</text:span></text:span></text:p>
                </table:table-cell>
                <table:table-cell table:style-name="Tabela9.A1" office:value-type="string">
                  <text:p text:style-name="P12">Funcionalidades</text:p>
                </table:table-cell>
                <table:table-cell table:style-name="Tabela9.C1" office:value-type="string">
                  <text:p text:style-name="P12">Caso de uso</text:p>
                </table:table-cell>
              </table:table-row>
              <table:table-row table:style-name="Tabela9.2">
                <table:table-cell table:style-name="Tabela9.A1" office:value-type="string">
                  <text:p text:style-name="P13">Enviar Convite</text:p>
                </table:table-cell>
                <table:table-cell table:style-name="Tabela9.A1" office:value-type="string">
                  <text:p text:style-name="P11">Para iniciar o cadastro do usuário no sistema, primeiro o Administrador do sistema ou o gerente da Instituição deve enviar um convite para um e-mail válido do candidato a usuário. Esse e-mail deve conter: um link (url) válido e seguro para a continuação do processo de cadastro, informações sobre prazo de validade do link (se houver) e instruções claras para que o candidato a usuário clique no link (url), assegurando assim que o processo de cadastro continue.</text:p>
                </table:table-cell>
                <table:table-cell table:style-name="Tabela9.C1" office:value-type="string">
                  <text:p text:style-name="P11">CD20</text:p>
                </table:table-cell>
              </table:table-row>
              <table:table-row>
                <table:table-cell table:style-name="Tabela9.A1" office:value-type="string">
                  <text:p text:style-name="P10">Cadastramento de usuário</text:p>
                </table:table-cell>
                <table:table-cell table:style-name="Tabela9.A1" office:value-type="string">
                  <text:p text:style-name="P10">Para dar continuidade ao processo de cadastro o novo usuário deve aceitar o convite previamente enviado em seu e-mail, preencher os dados solicitados pelo sistema e clicar em Salvar.</text:p>
                </table:table-cell>
                <table:table-cell table:style-name="Tabela9.C1" office:value-type="string">
                  <text:p text:style-name="P8">CDU 12</text:p>
                </table:table-cell>
              </table:table-row>
              <table:table-row>
                <table:table-cell table:style-name="Tabela9.A4" office:value-type="string">
                  <text:p text:style-name="P8">Exclusão de Usuário</text:p>
                </table:table-cell>
                <table:table-cell table:style-name="Tabela9.A4" office:value-type="string">
                  <text:p text:style-name="P8"><text:span text:style-name="T11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além disso devem justificar o motivo da exclusão, ficando a exclusão pendente por um período determinado pelo sistema. A exclusão do usuário será feita com a marcação de um campo Inativo em seu cadastro. É necessário </text:span><text:span text:style-name="T8">Avisar o excluído sobre sua exclusão e </text:span><text:span text:style-name="T11">m</text:span><text:span text:style-name="T9">anter histórico dos usuários que foram excluídos, mas que tem vinculo com algum bem patrimonial.</text:span><text:span text:style-name="T7"> </text:span></text:p>
                </table:table-cell>
                <table:table-cell table:style-name="Tabela9.C4" office:value-type="string">
                  <text:p text:style-name="P8">CDU 10</text:p>
                </table:table-cell>
              </table:table-row>
              <table:table-row>
                <table:table-cell table:style-name="Tabela9.A4" office:value-type="string">
                  <text:p text:style-name="P8">Editar Dados Próprios</text:p>
                </table:table-cell>
                <table:table-cell table:style-name="Tabela9.A4" office:value-type="string">
                  <text:p text:style-name="P10">Qualquer usuário pode alterar os dados do seu cadastro, com exceção do seu nível de acesso (Administrador, Gerente, Revisor, Catalogador) e do status (Ativo, Inativo) do seu cadastro.</text:p>
                </table:table-cell>
                <table:table-cell table:style-name="Tabela9.C4" office:value-type="string">
                  <text:p text:style-name="P8">CDU 13</text:p>
                </table:table-cell>
              </table:table-row>
              <table:table-row>
                <table:table-cell table:style-name="Tabela9.A4" office:value-type="string">
                  <text:p text:style-name="P10">Editar Dados de outros usuários</text:p>
                </table:table-cell>
                <table:table-cell table:style-name="Tabela9.A4" office:value-type="string">
                  <text:p text:style-name="P10">Administradores alteram todos os dados, exceto e-mail e senha, de gerentes, revisores e catalogadores de sua instituição. Gerentes alteram todos os dados, execeto e-mail e senha, de <text:s/>revisores e catalogadores de sua instituição.</text:p>
                </table:table-cell>
                <table:table-cell table:style-name="Tabela9.C4" office:value-type="string">
                  <text:p text:style-name="P8">CDU 11</text:p>
                </table:table-cell>
              </table:table-row>
              <table:table-row>
                <table:table-cell table:style-name="Tabela9.A4" office:value-type="string">
                  <text:p text:style-name="P8">Cadastramento de instituição</text:p>
                </table:table-cell>
                <table:table-cell table:style-name="Tabela9.A4" office:value-type="string">
                  <text:p text:style-name="P14"><text:span text:style-name="T2">Os Administradores cadastram instituições e os <text:s/>usuários com suas respectivas funções (Revisor, Catalogador, Gerente). </text:span><text:span text:style-name="T6">Considerar o uso ou não do revisor para liberar a catalogação (opcional para cada Instituição), mas lembrar que o papel pode existir para algum tipo de verificação e ou uso futuro.</text:span> </text:p>
                </table:table-cell>
                <table:table-cell table:style-name="Tabela9.C4" office:value-type="string">
                  <text:p text:style-name="P8">CDU 09</text:p>
                  <text:p text:style-name="P8">CDU 12</text:p>
                </table:table-cell>
              </table:table-row>
              <table:table-row>
                <table:table-cell table:style-name="Tabela9.A4" office:value-type="string">
                  <text:p text:style-name="P8">Exclusão de instituição</text:p>
                </table:table-cell>
                <table:table-cell table:style-name="Tabela9.A4" office:value-type="string">
                  <text:p text:style-name="P10">Para excluir uma instituição, o Administrador ou Gerente deve selecionar um outro usuário com o mesmo nível de acesso que o seu para confirmar a operação. Durante a exclusão da instituição mostra-se todos os bens patrimoniais e usuários relacionados com a instituição, pois estes também serão excluidos ao excluir a instituição. No entanto será criado um arquivo backup com todos os bens patrimoniais relacionados a Instituição que está sendo excluída. (Ver cado de uso Backup Bens da Instituição).</text:p>
                </table:table-cell>
                <table:table-cell table:style-name="Tabela9.C4" office:value-type="string">
                  <text:p text:style-name="P8">CDU 09</text:p>
                </table:table-cell>
              </table:table-row>
              <table:table-row>
                <table:table-cell table:style-name="Tabela9.A4" office:value-type="string">
                  <text:p text:style-name="P8">Login no sistema</text:p>
                </table:table-cell>
                <table:table-cell table:style-name="Tabela9.A4" office:value-type="string">
                  <text:p text:style-name="P10">Para entrar no sistema, o usuário (administrador, gerente, revisor, catalogador) deve colocar o seu e-mail cadastrado e sua senha, para entrar em seu nível de acesso.</text:p>
                </table:table-cell>
                <table:table-cell table:style-name="Tabela9.C4" office:value-type="string">
                  <text:p text:style-name="P8">CDU 02</text:p>
                </table:table-cell>
              </table:table-row>
              <table:table-row>
                <table:table-cell table:style-name="Tabela9.A4" office:value-type="string">
                  <text:p text:style-name="P8">Nova senha</text:p>
                </table:table-cell>
                <table:table-cell table:style-name="Tabela9.A4" office:value-type="string">
                  <text:p text:style-name="P10"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/text:p>
                </table:table-cell>
                <table:table-cell table:style-name="Tabela9.C4" office:value-type="string">
                  <text:p text:style-name="P8">CDU 19</text:p>
                </table:table-cell>
              </table:table-row>
              <table:table-row>
                <table:table-cell table:style-name="Tabela9.A4" office:value-type="string">
                  <text:p text:style-name="P8">Catalogação de bens</text:p>
                </table:table-cell>
                <table:table-cell table:style-name="Tabela9.A4" office:value-type="string">
                  <text:p text:style-name="P10"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Durante a catalogação é possível associar o bem patrimonial com outro já existente na base de dados. Ex.: é possivel associar um prato com um jogo de jantar já catalogado. (Relação n para n). Cada item é cadastrado individualmente e depois é feito a associação.É possível expor o porque dessa associação em uma nota compreenchimento não obrigatório. Lembrar que é possível listar o bem e todas as suas associações. O sistema deve ainda, gerar um número de registro para cada bem catalogado: Esse número segue uma regra definida para cada instituição, exemplo: iniciais do nome – iniciais do tipo de item – num de 01 a infinito. (Fazenda Pinhal Periódicos: FP – PE – 01...). O sistema deve tratar esse prefixo e a numeração para evitar controle manual e consistência dos dados no sistema. Além disso, é importante não confundir esse número com o código de localização do bem que o catalogador insere no sistema. </text:p>
                  <text:p text:style-name="P10"><text:span text:style-name="T5">Importante</text:span>: </text:p>
                  <text:p text:style-name="P10">- Considerar fazendas que não possuem pessoas treinadas para uso do sistema, nesse caso é preciso garantir que esse tipo de Instituição, ainda assim, consiga catalogar e liberar o bem que deseja. </text:p>
                  <text:list xml:id="list39642088" text:style-name="L1">
                    <text:list-header>
                      <text:p text:style-name="P35">- Considerar como validar dados offline – dificuldade do uso do sistema por fazendas que tem conexão problemática (Sistema futuro).</text:p>
                      <text:p text:style-name="P35">- Expor a alta dependência do sistema a internet no manual de uso.</text:p>
                    </text:list-header>
                  </text:list>
                  <text:p text:style-name="P6">- Deixar claro no manual de uso que um bem pode ser associado a outros criando coleções. </text:p>
                  <text:p text:style-name="P6"><text:span text:style-name="T7">-</text:span><text:span text:style-name="T9"> Permitir exportação e importação de bens para casos em que a instituição tem itens iguais a de outras instituições...consistência e evitar retrabalho </text:span><text:span text:style-name="T10">(Isso precisa ser revisto).</text:span></text:p>
                </table:table-cell>
                <table:table-cell table:style-name="Tabela9.C4" office:value-type="string">
                  <text:p text:style-name="P8">CDU 03</text:p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10">Suportar mídias digitais e arquivos</text:p>
                </table:table-cell>
                <table:table-cell table:style-name="Tabela9.A4" office:value-type="string">
                  <text:p text:style-name="P10">Na catalogação é possível anexar mídias digitais (imagens, filmes, vídeos, etc) dos bens cadastrados e arquivos como documentos de aquisição, mapas, escrituras, fotografias.</text:p>
                </table:table-cell>
                <table:table-cell table:style-name="Tabela9.C4" office:value-type="string">
                  <text:p text:style-name="P8">CDU 15</text:p>
                </table:table-cell>
              </table:table-row>
              <table:table-row>
                <table:table-cell table:style-name="Tabela9.A4" office:value-type="string">
                  <text:p text:style-name="P8">Descritor/Palavra-Chave</text:p>
                </table:table-cell>
                <table:table-cell table:style-name="Tabela9.A4" office:value-type="string">
                  <text:p text:style-name="P15">Para cada bem patrimonial podem ser associadas palavras que o caracterizam e s<text:span text:style-name="T12">ão usadas para sumarizar o bem. Exemplo: xícara, porcelana, império. </text:span></text:p>
                  <text:p text:style-name="P16">O catalogador, no momento do cadastro de um novo bem patrimonial, deve escolher palavras-chave na lista que o sistema apresentará ou caso não esteja disponível uma que o explique corretamente uma nova palavra-chave deve ser criada. Essas informações serão utilizadas na operação de busca, mas não são vitais para o desempenho da busca. </text:p>
                  <text:p text:style-name="P16">No caso de não existir no sistema um bom descritor para o bem a ser catalogado pode ser criado um novo descritor. Esse novo descritor deve ser associado com outros – controle de sinônimos. Lembrar que <text:s/>a nova palavra-chave deve ter uma descrição que guie o seu uso (estilo dicionário).</text:p>
                  <text:p text:style-name="P17">Importante:</text:p>
                  <text:p text:style-name="P15">- Verificar o grupo 11 do PDI.</text:p>
                  <text:list xml:id="list39638168" text:style-name="L2">
                    <text:list-header>
                      <text:p text:style-name="P36">- Sinônimo: livre escolha do catalogador.</text:p>
                      <text:p text:style-name="P36"><text:span text:style-name="T6">- Revisor deve fazer as corretas associações entre as palavras-chaves novas e as existentes no sitema (Novo caso de uso deve ser criado para alertar essa necessidade).</text:span> </text:p>
                    </text:list-header>
                  </text:list>
                </table:table-cell>
                <table:table-cell table:style-name="Tabela9.C4" office:value-type="string">
                  <text:p text:style-name="P8">CDU 17</text:p>
                </table:table-cell>
              </table:table-row>
              <table:table-row>
                <table:table-cell table:style-name="Tabela9.A4" office:value-type="string">
                  <text:p text:style-name="P8">Campos obrigatórios</text:p>
                </table:table-cell>
                <table:table-cell table:style-name="Tabela9.A4" office:value-type="string">
                  <text:p text:style-name="P10">O sistema não permite a catalogação de um bem que não tenha o número de registro preenchido (número atribuido pela instituição ao bem), sendo este o único campo obrigatório.</text:p>
                </table:table-cell>
                <table:table-cell table:style-name="Tabela9.C4" office:value-type="string">
                  <text:p text:style-name="P8">CDU 03</text:p>
                </table:table-cell>
              </table:table-row>
              <table:table-row>
                <table:table-cell table:style-name="Tabela9.A4" office:value-type="string">
                  <text:p text:style-name="P8">Visualizar bem patrimonial</text:p>
                </table:table-cell>
                <table:table-cell table:style-name="Tabela9.A4" office:value-type="string">
                  <text:p text:style-name="P10">O usuário (administrador, gerente, revisor, catalogador), após logar no sistema, pode visualizar/acessar todos os bens catalogados pertencentes a sua instituição.</text:p>
                </table:table-cell>
                <table:table-cell table:style-name="Tabela9.C4" office:value-type="string">
                  <text:p text:style-name="P8">CDU 04</text:p>
                  <text:p text:style-name="P8">CDU 05</text:p>
                </table:table-cell>
              </table:table-row>
              <table:table-row>
                <table:table-cell table:style-name="Tabela9.A4" office:value-type="string">
                  <text:p text:style-name="P8">Excluir/editar bem patrimonial</text:p>
                </table:table-cell>
                <table:table-cell table:style-name="Tabela9.A4" office:value-type="string">
                  <text:p text:style-name="P10">Durante o processo de catalogação de um bem, o usuário (administrador, gerente, revisor, catalogador) pode clicar em Excluir a operação e, portanto, tais dados não são salvos no banco de dados do sistema. Ou após salva a operação, no mesmo local em que visualiza os bens cadastrados, há a opção de desfazer ou editar o bem patrimonial. Caso o bem patrimonial esteja relacionado a outros, o usuário é avisado de tal situação e há a opção de excluir todos os bens <text:s/>relacionados, ou apenas excluir as ligações dos outros bens com o que será excluido.</text:p>
                </table:table-cell>
                <table:table-cell table:style-name="Tabela9.C4" office:value-type="string">
                  <text:p text:style-name="P8">CDU 06</text:p>
                  <text:p text:style-name="P8">CDU 07</text:p>
                </table:table-cell>
              </table:table-row>
              <table:table-row>
                <table:table-cell table:style-name="Tabela9.A4" office:value-type="string">
                  <text:p text:style-name="P8">Restrições de Busca </text:p>
                </table:table-cell>
                <table:table-cell table:style-name="Tabela9.A4" office:value-type="string">
                  <text:p text:style-name="P8"><text:span text:style-name="Fonte_20_parág._20_padrão"><text:span text:style-name="T2">As </text:span></text:span><text:span text:style-name="Fonte_20_parág._20_padrão"><text:span text:style-name="T3">Stopwords</text:span></text:span><text:span text:style-name="Fonte_20_parág._20_padrão"><text:span text:style-name="T2"> (ou palavras de parada) <text:s/>não devem ser consideradas para a busca na base de dados do sistema. Essas palavras são consideradas irrelevantes para os resultados da busca, como exemplo temos as preposições, artigos e conjunções: as, e, os, de, para, com, sem, </text:span></text:span><text:span text:style-name="Fonte_20_parág._20_padrão"><text:span text:style-name="T3">an, and, also, unas, unos.</text:span></text:span></text:p>
                </table:table-cell>
                <table:table-cell table:style-name="Tabela9.C4" office:value-type="string">
                  <text:p text:style-name="P8">CDU 01</text:p>
                </table:table-cell>
              </table:table-row>
              <table:table-row>
                <table:table-cell table:style-name="Tabela9.A4" office:value-type="string">
                  <text:p text:style-name="P8">Busca</text:p>
                </table:table-cell>
                <table:table-cell table:style-name="Tabela9.A4" office:value-type="string">
                  <text:p text:style-name="P10"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/text:p>
                </table:table-cell>
                <table:table-cell table:style-name="Tabela9.C4" office:value-type="string">
                  <text:p text:style-name="P8">CDU 01</text:p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Nova busca</text:p>
                </table:table-cell>
                <table:table-cell table:style-name="Tabela9.A4" office:value-type="string">
                  <text:p text:style-name="P10"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/text:p>
                </table:table-cell>
                <table:table-cell table:style-name="Tabela9.C4" office:value-type="string"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Resultados</text:p>
                </table:table-cell>
                <table:table-cell table:style-name="Tabela9.A4" office:value-type="string">
                  <text:p text:style-name="P10">Caso encontrada a busca, o sistema exibe exatamente os bens pedidos pelo usuário, caso contrário, o sistema lista bens com títulos/assuntos semelhantes.</text:p>
                  <text:p text:style-name="P10"><text:s text:c="2"/>Ex.: Caso a busca por São Luiz falhe, serão impressos resultados semânticamente semelhantes como São Carlos, São Paulo.</text:p>
                </table:table-cell>
                <table:table-cell table:style-name="Tabela9.C4" office:value-type="string"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Usuários Inativos</text:p>
                </table:table-cell>
                <table:table-cell table:style-name="Tabela9.A4" office:value-type="string">
                  <text:p text:style-name="P10">Fica a cargo do gerente analisar os usuários de sua instituição que se encontram inativos e transferir as responsabilidades desses usuários para outros que estejam ativos.</text:p>
                </table:table-cell>
                <table:table-cell table:style-name="Tabela9.C4" office:value-type="string">
                  <text:p text:style-name="P10"/>
                </table:table-cell>
              </table:table-row>
              <table:table-row>
                <table:table-cell table:style-name="Tabela9.A4" office:value-type="string">
                  <text:p text:style-name="P8">Gerar relatórios</text:p>
                </table:table-cell>
                <table:table-cell table:style-name="Tabela9.A4" office:value-type="string">
                  <text:p text:style-name="P10">O gerente do sistema pode gerar relatórios do sistema, bens que foram catalogados, usuários que foram cadastrados,etc.</text:p>
                </table:table-cell>
                <table:table-cell table:style-name="Tabela9.C4" office:value-type="string">
                  <text:p text:style-name="P10"/>
                </table:table-cell>
              </table:table-row>
              <table:table-row>
                <table:table-cell table:style-name="Tabela9.A4" office:value-type="string">
                  <text:p text:style-name="P8">Revisar Bens Patrimoniais</text:p>
                </table:table-cell>
                <table:table-cell table:style-name="Tabela9.A4" office:value-type="string">
                  <text:p text:style-name="P10">Os bens patrimoniais devem ser revisados para que estejam disponíveis para o usuário comum. Será armazenado o usuário revisor deste ben patrimonial e a data que a revisão foi realizada. Se o bem patrimonial for editado em algum momento, deverá ser revisado novamente.</text:p>
                </table:table-cell>
                <table:table-cell table:style-name="Tabela9.C4" office:value-type="string">
                  <text:p text:style-name="P8">CDU 08</text:p>
                </table:table-cell>
              </table:table-row>
              <table:table-row>
                <table:table-cell table:style-name="Tabela9.C1" office:value-type="string">
                  <text:p text:style-name="P8">Explicação do projeto</text:p>
                </table:table-cell>
                <table:table-cell table:style-name="Tabela9.C1" office:value-type="string">
                  <text:p text:style-name="P10">Na página inicial do sistema existe um ícone “Sobre o projeto memória virtual”, no qual encontra-se explicações sobre o que é o sistema e como surgiu.</text:p>
                </table:table-cell>
                <table:table-cell table:style-name="Tabela9.C1" office:value-type="string">
                  <text:p text:style-name="P10"/>
                </table:table-cell>
              </table:table-row>
              <table:table-row>
                <table:table-cell table:style-name="Tabela9.C1" office:value-type="string">
                  <text:p text:style-name="P10">Acesso direto a URLs autenticadas</text:p>
                </table:table-cell>
                <table:table-cell table:style-name="Tabela9.C1" office:value-type="string">
                  <text:p text:style-name="P8"><text:span text:style-name="Fonte_20_parág._20_padrão"><text:span text:style-name="T2">Quando usuários não autenticados acessam URLs que </text:span></text:span><text:span text:style-name="Fonte_20_parág._20_padrão"><text:span text:style-name="T4">necessitem</text:span></text:span><text:span text:style-name="Fonte_20_parág._20_padrão"><text:span text:style-name="T2"> de autenticação, devem ser direcionados para a tela de autenticação, e após realizar autenticação, devem ser redirecionado de volta para a pagina requisitada.</text:span></text:span></text:p>
                </table:table-cell>
                <table:table-cell table:style-name="Tabela9.C1" office:value-type="string">
                  <text:p text:style-name="P10"/>
                </table:table-cell>
              </table:table-row>
            </table:table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stema Memória Virtual</text:p>
      <text:p text:style-name="Standard">Documento de Visão</text:p>
      <text:p text:style-name="P21"/>
      <text:h text:style-name="P31" text:outline-level="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4">O problema de</text:p>
          </table:table-cell>
          <table:table-cell table:style-name="Tabela3.B1" office:value-type="string">
            <text:p text:style-name="P9">Acesso às informações sobre acervos históricos , bibliográficos,culturais e artísticos.</text:p>
          </table:table-cell>
        </table:table-row>
        <table:table-row>
          <table:table-cell table:style-name="Tabela3.A2" office:value-type="string">
            <text:p text:style-name="P24">Afeta</text:p>
          </table:table-cell>
          <table:table-cell table:style-name="Tabela3.B2" office:value-type="string">
            <text:p text:style-name="P9">Pesquisadores, educadores, alunos e demais interessados.</text:p>
          </table:table-cell>
        </table:table-row>
        <table:table-row>
          <table:table-cell table:style-name="Tabela3.A2" office:value-type="string">
            <text:p text:style-name="P25">O impacto do problema é</text:p>
          </table:table-cell>
          <table:table-cell table:style-name="Tabela3.B2" office:value-type="string">
            <text:p text:style-name="P9">Dificuldade na disseminação de acervos históricos e de caráter diversificado para a população em geral.</text:p>
          </table:table-cell>
        </table:table-row>
        <table:table-row>
          <table:table-cell table:style-name="Tabela3.A2" office:value-type="string">
            <text:p text:style-name="P26">Uma solução possível é</text:p>
          </table:table-cell>
          <table:table-cell table:style-name="Tabela3.B2" office:value-type="string">
            <text:p text:style-name="P9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4">Para</text:p>
          </table:table-cell>
          <table:table-cell table:style-name="Tabela4.B1" office:value-type="string">
            <text:p text:style-name="P10">Pesquisadores, educadores, alunos e demais interessados.</text:p>
          </table:table-cell>
        </table:table-row>
        <table:table-row>
          <table:table-cell table:style-name="Tabela4.A2" office:value-type="string">
            <text:p text:style-name="P24">Quem</text:p>
          </table:table-cell>
          <table:table-cell table:style-name="Tabela4.B2" office:value-type="string">
            <text:p text:style-name="P9">Museus, bibliotecas e demais instituições de acervos históricos , culturais, naturais e arquitetônicos.</text:p>
          </table:table-cell>
        </table:table-row>
        <table:table-row>
          <table:table-cell table:style-name="Tabela4.A2" office:value-type="string">
            <text:p text:style-name="P24">O Memória Virtual</text:p>
          </table:table-cell>
          <table:table-cell table:style-name="Tabela4.B2" office:value-type="string">
            <text:p text:style-name="P7">Sistema Web.</text:p>
          </table:table-cell>
        </table:table-row>
        <table:table-row>
          <table:table-cell table:style-name="Tabela4.A2" office:value-type="string">
            <text:p text:style-name="P24">Que</text:p>
          </table:table-cell>
          <table:table-cell table:style-name="Tabela4.B2" office:value-type="string">
            <text:p text:style-name="P9">Democratiza o acesso da população aos acervos históricos e culturais dispersos fisicamente.</text:p>
          </table:table-cell>
        </table:table-row>
        <table:table-row>
          <table:table-cell table:style-name="Tabela4.A2" office:value-type="string">
            <text:p text:style-name="P24">Diferente de</text:p>
          </table:table-cell>
          <table:table-cell table:style-name="Tabela4.B2" office:value-type="string">
            <text:p text:style-name="P21">Greenstone e os projetos da OSS2lib.</text:p>
          </table:table-cell>
        </table:table-row>
        <table:table-row>
          <table:table-cell table:style-name="Tabela4.A6" office:value-type="string">
            <text:p text:style-name="P24">Nosso produto</text:p>
          </table:table-cell>
          <table:table-cell table:style-name="Tabela4.B6" office:value-type="string">
            <text:p text:style-name="P21">Possui funcionalidades e bases de dados diferenciadas, ou seja, o Sistema Memória Virtual permite o armazenamento de quaisquer registros históricos entre os quais podemos citar, livros, artefatos de museu, receitas típicas, plantas, entre outros.</text:p>
          </table:table-cell>
        </table:table-row>
      </table:table>
      <text:p text:style-name="P27"/>
      <text:h text:style-name="Heading_20_1" text:outline-level="1">Caracterização dos Interessados</text:h>
      <text:h text:style-name="P33" text:outline-level="2">Sumário dos Interessados</text:h>
      <text:p text:style-name="InfoBlue"/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P22">Nome</text:p>
            </table:table-cell>
            <table:table-cell table:style-name="Tabela5.A1" office:value-type="string">
              <text:p text:style-name="P22">Descrição</text:p>
            </table:table-cell>
            <table:table-cell table:style-name="Tabela5.C1" office:value-type="string">
              <text:p text:style-name="P22">Responsabilidades</text:p>
            </table:table-cell>
          </table:table-row>
        </table:table-header-rows>
        <table:table-row>
          <table:table-cell table:style-name="Tabela5.A1" office:value-type="string">
            <text:p text:style-name="P9">Pesquisadores da área de História, <text:s/>Biblioteconomia, Ciência da Informação, Arquitetura.</text:p>
          </table:table-cell>
          <table:table-cell table:style-name="Tabela5.A1" office:value-type="string">
            <text:p text:style-name="P28"/>
          </table:table-cell>
          <table:table-cell table:style-name="Tabela5.C1" office:value-type="string">
            <text:p text:style-name="P29">Definir as necessidades que o Sitema deve atender, bem como as informações que deverão ser mantidas pelo mesmo.</text:p>
          </table:table-cell>
        </table:table-row>
      </table:table>
      <text:p text:style-name="P30"/>
      <text:h text:style-name="P33" text:outline-level="2"><text:span text:style-name="Fonte_20_parág._20_padrão"><text:span text:style-name="T2"><text:s text:c="3"/></text:span></text:span>Ambiente do Usuário</text:h>
      <text:p text:style-name="P9"><text:tab/>O Sistema Memória Virtual será utilizado dentro de instituições que tenham por objetivo preservar e disponibilizar itens de valor histórico, científico e cultural, tais como museus, bibliotecas, institutos de preservação ambiental, entre outros. Isso não impede que o sistema seja utilizado por qualquer outro tipo de público, uma vez que se trata de um Sistema de Software Livre.</text:p>
      <text:p text:style-name="P9"/>
      <text:p text:style-name="P18"><text:soft-page-break/>2.3 <text:s text:c="2"/>Contatos para Auxílio com Requisitos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23">Nome</text:p>
          </table:table-cell>
          <table:table-cell table:style-name="Tabela8.A1" office:value-type="string">
            <text:p text:style-name="P3">E-mail</text:p>
          </table:table-cell>
          <table:table-cell table:style-name="Tabela8.C1" office:value-type="string">
            <text:p text:style-name="P3">Instituição</text:p>
          </table:table-cell>
        </table:table-row>
        <table:table-row>
          <table:table-cell table:style-name="Tabela8.A2" office:value-type="string">
            <text:p text:style-name="P4">Luzia </text:p>
          </table:table-cell>
          <table:table-cell table:style-name="Tabela8.A2" office:value-type="string">
            <text:p text:style-name="P4"><text:a xlink:type="simple" xlink:href="mailto:luziasigoli@gmail.com" office:target-frame-name="_blank" xlink:show="new">luziasigoli@gmail.com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Prof. Dr. Marcos Tognon </text:p>
          </table:table-cell>
          <table:table-cell table:style-name="Tabela8.A2" office:value-type="string">
            <text:p text:style-name="P4"><text:a xlink:type="simple" xlink:href="mailto:fazendas@unicamp.br" office:target-frame-name="_blank" xlink:show="new">fazendas@unicamp.br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Maria Angela </text:p>
          </table:table-cell>
          <table:table-cell table:style-name="Tabela8.A2" office:value-type="string">
            <text:p text:style-name="P4"><text:a xlink:type="simple" xlink:href="mailto:maria.angela.bortolucci@gmail.com" office:target-frame-name="_blank" xlink:show="new">maria.angela.bortolucci@gmail.com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Profa. Olga </text:p>
          </table:table-cell>
          <table:table-cell table:style-name="Tabela8.A2" office:value-type="string">
            <text:p text:style-name="P4"><text:a xlink:type="simple" xlink:href="mailto:simson@superig.com.br" office:target-frame-name="_blank" xlink:show="new">simson@superig.com.br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Rosaelena</text:p>
          </table:table-cell>
          <table:table-cell table:style-name="Tabela8.A2" office:value-type="string">
            <text:p text:style-name="P4"><text:a xlink:type="simple" xlink:href="mailto:rscarpel@unicamp.br" office:target-frame-name="_blank" xlink:show="new">rscarpel@unicamp.br</text:a> </text:p>
          </table:table-cell>
          <table:table-cell table:style-name="Tabela8.C2" office:value-type="string">
            <text:p text:style-name="P4">UNICAMP</text:p>
          </table:table-cell>
        </table:table-row>
      </table:table>
      <text:p text:style-name="P18"/>
      <text:p text:style-name="P9"/>
      <text:h text:style-name="P32" text:outline-level="1">Visão Geral do Produto</text:h>
      <text:h text:style-name="Heading_20_2" text:outline-level="2">Necessidades e Funcionalidades</text:h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8"><text:change-start text:change-id="ct291478944"/><text:span text:style-name="Fonte_20_parág._20_padrão"><text:span text:style-name="T5">Necessidade</text:span></text:span><text:change-end text:change-id="ct291478944"/></text:p>
          </table:table-cell>
          <table:table-cell table:style-name="Tabela6.A1" office:value-type="string">
            <text:p text:style-name="P12"><text:change-start text:change-id="ct291478632"/>Funcionalidades<text:change-end text:change-id="ct291478632"/></text:p>
          </table:table-cell>
          <table:table-cell table:style-name="Tabela6.C1" office:value-type="string">
            <text:p text:style-name="P12"><text:change-start text:change-id="ct291477696"/>Caso de uso<text:change-end text:change-id="ct291477696"/></text:p>
          </table:table-cell>
        </table:table-row>
        <table:table-row table:style-name="Tabela6.2">
          <table:table-cell table:style-name="Tabela6.A1" office:value-type="string">
            <text:p text:style-name="P13"><text:change-start text:change-id="ct291477800"/>Enviar Convite<text:change-end text:change-id="ct291477800"/></text:p>
          </table:table-cell>
          <table:table-cell table:style-name="Tabela6.A1" office:value-type="string">
            <text:p text:style-name="P11"><text:change-start text:change-id="ct291480400"/>Para iniciar o cadastro do usuário no sistema, primeiro o Administrador do sistema ou o gerente da Instituição deve enviar um convite para um e-mail válido do candidato a usuário. Esse e-mail deve conter: um link (url) válido e seguro para a continuação do processo de cadastro, informações sobre prazo de validade do link (se houver) e instruções claras para que o candidato a usuário clique no link (url), assegurando assim que o processo de cadastro continue.<text:change-end text:change-id="ct291480400"/></text:p>
          </table:table-cell>
          <table:table-cell table:style-name="Tabela6.C1" office:value-type="string">
            <text:p text:style-name="P11"><text:change-start text:change-id="ct291480088"/>CDU <text:change-end text:change-id="ct291480088"/>01</text:p>
          </table:table-cell>
        </table:table-row>
        <table:table-row>
          <table:table-cell table:style-name="Tabela6.A1" office:value-type="string">
            <text:p text:style-name="P10"><text:change-start text:change-id="ct185124192"/>Cadastramento de usuário<text:change-end text:change-id="ct185124192"/></text:p>
          </table:table-cell>
          <table:table-cell table:style-name="Tabela6.A1" office:value-type="string">
            <text:p text:style-name="P10"><text:change-start text:change-id="ct291479568"/>Para dar continuidade ao processo de cadastro o novo usuário deve aceitar o convite previamente enviado em seu e-mail, preencher os dados solicitados pelo sistema e clicar em Salvar.<text:change-end text:change-id="ct291479568"/></text:p>
          </table:table-cell>
          <table:table-cell table:style-name="Tabela6.C1" office:value-type="string">
            <text:p text:style-name="P8"><text:change-start text:change-id="ct291475408"/>CDU <text:change-end text:change-id="ct291475408"/>02</text:p>
          </table:table-cell>
        </table:table-row>
        <table:table-row>
          <table:table-cell table:style-name="Tabela6.A4" office:value-type="string">
            <text:p text:style-name="P8"><text:change-start text:change-id="ct291479464"/>Exclusão de Usuário<text:change-end text:change-id="ct291479464"/></text:p>
          </table:table-cell>
          <table:table-cell table:style-name="Tabela6.A4" office:value-type="string">
            <text:p text:style-name="P15"><text:change-start text:change-id="ct291477904"/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além disso devem justificar o motivo da exclusão, ficando a exclusão pendente por um período determinado pelo sistema. A exclusão do usuário será feita com a marc</text:p>
            <text:p text:style-name="P15"/>
            <text:p text:style-name="P8"><text:span text:style-name="T11">ação de um campo Inativo em seu cadastro. É necessário </text:span><text:span text:style-name="T8">Avisar o excluído sobre sua exclusão e </text:span><text:span text:style-name="T11">m</text:span><text:span text:style-name="T9">anter histórico dos usuários que foram excluídos, mas que tem vinculo com algum bem patrimonial.</text:span><text:span text:style-name="T7"> </text:span><text:change-end text:change-id="ct291477904"/></text:p>
          </table:table-cell>
          <table:table-cell table:style-name="Tabela6.C4" office:value-type="string">
            <text:p text:style-name="P8"><text:change-start text:change-id="ct291477072"/>CDU <text:change-end text:change-id="ct291477072"/>03</text:p>
          </table:table-cell>
        </table:table-row>
        <table:table-row>
          <table:table-cell table:style-name="Tabela6.A4" office:value-type="string">
            <text:p text:style-name="P8"><text:change-start text:change-id="ct291476864"/>Editar Dados Próprios<text:change-end text:change-id="ct291476864"/></text:p>
          </table:table-cell>
          <table:table-cell table:style-name="Tabela6.A4" office:value-type="string">
            <text:p text:style-name="P10"><text:change-start text:change-id="ct291476656"/>Qualquer usuário pode alterar os dados do seu cadastro, com exceção do seu nível de acesso (Administrador, Gerente, Revisor, Catalogador) e do status (Ativo, Inativo) do seu cadastro.<text:change-end text:change-id="ct291476656"/></text:p>
          </table:table-cell>
          <table:table-cell table:style-name="Tabela6.C4" office:value-type="string">
            <text:p text:style-name="P8"><text:change-start text:change-id="ct291476448"/>CDU<text:change-end text:change-id="ct291476448"/> 04</text:p>
          </table:table-cell>
        </table:table-row>
        <table:table-row>
          <table:table-cell table:style-name="Tabela6.A4" office:value-type="string">
            <text:p text:style-name="P10"><text:change-start text:change-id="ct291476240"/>Editar Dados de outros usuários<text:change-end text:change-id="ct291476240"/></text:p>
          </table:table-cell>
          <table:table-cell table:style-name="Tabela6.A4" office:value-type="string">
            <text:p text:style-name="P10"><text:change-start text:change-id="ct291476032"/>Administradores alteram todos os dados, exceto e-mail e senha, de gerentes, revisores e <text:soft-page-break/>catalogadores de sua instituição. Gerentes alteram todos os dados, execeto e-mail e senha, de <text:s/>revisores e catalogadores de sua instituição.<text:change-end text:change-id="ct291476032"/></text:p>
          </table:table-cell>
          <table:table-cell table:style-name="Tabela6.C4" office:value-type="string">
            <text:p text:style-name="P8"><text:change-start text:change-id="ct291479880"/>CDU <text:change-end text:change-id="ct291479880"/>05</text:p>
          </table:table-cell>
        </table:table-row>
        <table:table-row>
          <table:table-cell table:style-name="Tabela6.A4" office:value-type="string">
            <text:p text:style-name="P8"><text:change-start text:change-id="ct291479776"/>Cadastramento de instituição<text:change-end text:change-id="ct291479776"/></text:p>
          </table:table-cell>
          <table:table-cell table:style-name="Tabela6.A4" office:value-type="string">
            <text:p text:style-name="P14"><text:change-start text:change-id="ct291474784"/><text:span text:style-name="T2">Os Administradores cadastram instituições e os <text:s/>usuários com suas respectivas funções (Revisor, Catalogador, Gerente). </text:span><text:span text:style-name="T6">Considerar o uso ou não do revisor para liberar a catalogação (opcional para cada Instituição), mas lembrar que o papel pode existir para algum tipo de verificação e ou uso futuro.</text:span> <text:change-end text:change-id="ct291474784"/></text:p>
          </table:table-cell>
          <table:table-cell table:style-name="Tabela6.C4" office:value-type="string">
            <text:p text:style-name="P8"><text:change-start text:change-id="ct291477592"/>CDU 0<text:change-end text:change-id="ct291477592"/>6<text:change-start text:change-id="ct293931560"/></text:p>
            <text:p text:style-name="P8"><text:change-end text:change-id="ct293931560"/></text:p>
          </table:table-cell>
        </table:table-row>
        <table:table-row>
          <table:table-cell table:style-name="Tabela6.A4" office:value-type="string">
            <text:p text:style-name="P8"><text:change-start text:change-id="ct291475512"/>Exclusão de instituição<text:change-end text:change-id="ct291475512"/></text:p>
          </table:table-cell>
          <table:table-cell table:style-name="Tabela6.A4" office:value-type="string">
            <text:p text:style-name="P10"><text:change-start text:change-id="ct291477280"/>Para excluir uma instituição, o Administrador ou Gerente deve selecionar um outro usuário com o mesmo nível de acesso que o seu para confirmar a operação. Durante a exclusão da instituição mostra-se todos os bens patrimoniais e usuários relacionados com a instituição, pois estes também serão excluidos ao excluir a instituição. No entanto será criado um arquivo backup com todos os bens patrimoniais relacionados a Instituição que está sendo excluída. (Ver cado de uso Backup Bens da Instituição).<text:change-end text:change-id="ct291477280"/></text:p>
          </table:table-cell>
          <table:table-cell table:style-name="Tabela6.C4" office:value-type="string">
            <text:p text:style-name="P19"><text:change-start text:change-id="ct291478008"/>CDU <text:change-end text:change-id="ct291478008"/>07</text:p>
          </table:table-cell>
        </table:table-row>
        <table:table-row>
          <table:table-cell table:style-name="Tabela6.A4" office:value-type="string">
            <text:p text:style-name="P8"><text:change-start text:change-id="ct291475304"/>Login no sistema<text:change-end text:change-id="ct291475304"/></text:p>
          </table:table-cell>
          <table:table-cell table:style-name="Tabela6.A4" office:value-type="string">
            <text:p text:style-name="P10"><text:change-start text:change-id="ct291480504"/>Para entrar no sistema, o usuário (administrador, gerente, revisor, catalogador) deve colocar o seu e-mail cadastrado e sua senha, para entrar em seu nível de acesso.<text:change-end text:change-id="ct291480504"/></text:p>
          </table:table-cell>
          <table:table-cell table:style-name="Tabela6.C4" office:value-type="string">
            <text:p text:style-name="P8"><text:change-start text:change-id="ct291479048"/>CDU 0<text:change-end text:change-id="ct291479048"/>8</text:p>
          </table:table-cell>
        </table:table-row>
        <table:table-row>
          <table:table-cell table:style-name="Tabela6.A4" office:value-type="string">
            <text:p text:style-name="P8"><text:change-start text:change-id="ct291478320"/>Nova senha<text:change-end text:change-id="ct291478320"/></text:p>
          </table:table-cell>
          <table:table-cell table:style-name="Tabela6.A4" office:value-type="string">
            <text:p text:style-name="P10"><text:change-start text:change-id="ct291474680"/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text:change-end text:change-id="ct291474680"/></text:p>
          </table:table-cell>
          <table:table-cell table:style-name="Tabela6.C4" office:value-type="string">
            <text:p text:style-name="P8"><text:change-start text:change-id="ct291478840"/>CDU <text:change-end text:change-id="ct291478840"/>0<text:change-start text:change-id="ct293941440"/>9<text:change-end text:change-id="ct293941440"/></text:p>
          </table:table-cell>
        </table:table-row>
        <table:table-row>
          <table:table-cell table:style-name="Tabela6.A4" office:value-type="string">
            <text:p text:style-name="P8"><text:change-start text:change-id="ct291476968"/>Catalogação de bens<text:change-end text:change-id="ct291476968"/></text:p>
          </table:table-cell>
          <table:table-cell table:style-name="Tabela6.A4" office:value-type="string">
            <text:p text:style-name="P10"><text:change-start text:change-id="ct291476760"/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Durante a catalogação é possível associar o bem patrimonial com outro já existente na base de dados. Ex.: é possivel associar um prato com um jogo de jantar já catalogado. (Relação n para n). Cada item é cadastrado individualmente e depois é feito a associação.É possível expor o porque dessa associação em uma nota compreenchimento não obrigatório. Lembrar que é possível listar o bem e todas as suas associações. O sistema deve ainda, gerar um número de registro para cada bem catalogado: Esse número segue uma regra definida para cada instituição, exemplo: iniciais do nome – iniciais do tipo de item – num de 01 a infinito. (Fazenda Pinhal Periódicos: FP – PE – 01...). O sistema deve tratar esse prefixo e a numeração para evitar controle manual e consistência dos dados no sistema. Além disso, é importante não confundir esse número com o código de localização do bem que o catalogador <text:soft-page-break/>insere no sistema. </text:p>
            <text:p text:style-name="P10"><text:span text:style-name="T5">Importante</text:span>: </text:p>
            <text:p text:style-name="P10">- Considerar fazendas que não possuem pessoas treinadas para uso do sistema, nesse caso é preciso garantir que esse tipo de Instituição, ainda assim, consiga catalogar e liberar o bem que deseja. </text:p>
            <text:list xml:id="list39617696" text:style-name="L3">
              <text:list-header>
                <text:p text:style-name="P38">- Considerar como validar dados offline – dificuldade do uso do sistema por fazendas que tem conexão problemática (Sistema futuro).</text:p>
                <text:p text:style-name="P38">- Expor a alta dependência do sistema a internet no manual de uso.</text:p>
              </text:list-header>
            </text:list>
            <text:p text:style-name="P6">- Deixar claro no manual de uso que um bem pode ser associado a outros criando coleções. </text:p>
            <text:p text:style-name="P6"><text:span text:style-name="T7">-</text:span><text:span text:style-name="T9"> Permitir exportação e importação de bens para casos em que a instituição tem itens iguais a de outras instituições...consistência e evitar retrabalho </text:span><text:span text:style-name="T10">(Isso precisa ser revisto).</text:span><text:change-end text:change-id="ct291476760"/></text:p>
          </table:table-cell>
          <table:table-cell table:style-name="Tabela6.C4" office:value-type="string">
            <text:p text:style-name="P8"><text:change-start text:change-id="ct291476552"/>CDU <text:change-end text:change-id="ct291476552"/>10<text:change-start text:change-id="ct293943312"/></text:p>
            <text:p text:style-name="P8"><text:change-end text:change-id="ct293943312"/></text:p>
          </table:table-cell>
        </table:table-row>
        <table:table-row>
          <table:table-cell table:style-name="Tabela6.A4" office:value-type="string">
            <text:p text:style-name="P10"><text:change-start text:change-id="ct291476344"/>Suportar mídias digitais e arquivos<text:change-end text:change-id="ct291476344"/></text:p>
          </table:table-cell>
          <table:table-cell table:style-name="Tabela6.A4" office:value-type="string">
            <text:p text:style-name="P10"><text:change-start text:change-id="ct291476136"/>Na catalogação é possível anexar mídias digitais (imagens, filmes, vídeos, etc) dos bens cadastrados e arquivos como documentos de aquisição, mapas, escrituras, fotografias.<text:change-end text:change-id="ct291476136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291477488"/>Descritor/Palavra-Chave<text:change-end text:change-id="ct291477488"/></text:p>
          </table:table-cell>
          <table:table-cell table:style-name="Tabela6.A4" office:value-type="string">
            <text:p text:style-name="P15"><text:change-start text:change-id="ct291477176"/>Para cada bem patrimonial podem ser associadas palavras que o caracterizam e s<text:span text:style-name="T12">ão usadas para sumarizar o bem. Exemplo: xícara, porcelana, império. </text:span></text:p>
            <text:p text:style-name="P16">O catalogador, no momento do cadastro de um novo bem patrimonial, deve escolher palavras-chave na lista que o sistema apresentará ou caso não esteja disponível uma que o explique corretamente uma nova palavra-chave deve ser criada. Essas informações serão utilizadas na operação de busca, mas não são vitais para o desempenho da busca. </text:p>
            <text:p text:style-name="P16">No caso de não existir no sistema um bom descritor para o bem a ser catalogado pode ser criado um novo descritor. Esse novo descritor deve ser associado com outros – controle de sinônimos. Lembrar que <text:s/>a nova palavra-chave deve ter uma descrição que guie o seu uso (estilo dicionário).</text:p>
            <text:p text:style-name="P17">Importante:</text:p>
            <text:p text:style-name="P15">- Verificar o grupo 11 do PDI.</text:p>
            <text:list xml:id="list39637547" text:style-name="L4">
              <text:list-header>
                <text:p text:style-name="P37">- Sinônimo: livre escolha do catalogador.</text:p>
                <text:p text:style-name="P37"><text:span text:style-name="T6">- Revisor deve fazer as corretas associações entre as palavras-chaves novas e as existentes no sitema (Novo caso de uso deve ser criado para alertar essa necessidade).</text:span> <text:change-end text:change-id="ct291477176"/></text:p>
              </text:list-header>
            </text:list>
          </table:table-cell>
          <table:table-cell table:style-name="Tabela6.C4" office:value-type="string">
            <text:p text:style-name="P8">CDU 18</text:p>
          </table:table-cell>
        </table:table-row>
        <table:table-row>
          <table:table-cell table:style-name="Tabela6.A4" office:value-type="string">
            <text:p text:style-name="P8"><text:change-start text:change-id="ct291477384"/>Campos obrigatórios<text:change-end text:change-id="ct291477384"/></text:p>
          </table:table-cell>
          <table:table-cell table:style-name="Tabela6.A4" office:value-type="string">
            <text:p text:style-name="P10"><text:change-start text:change-id="ct291474888"/>O sistema não permite a catalogação de um bem que não tenha o número de registro preenchido (número atribuido pela instituição ao bem), sendo este o único campo obrigatório.<text:change-end text:change-id="ct291474888"/></text:p>
          </table:table-cell>
          <table:table-cell table:style-name="Tabela6.C4" office:value-type="string">
            <text:p text:style-name="P8"/>
          </table:table-cell>
        </table:table-row>
        <text:soft-page-break/>
        <table:table-row>
          <table:table-cell table:style-name="Tabela6.A4" office:value-type="string">
            <text:p text:style-name="P8"><text:change-start text:change-id="ct291480192"/>Visualizar bem patrimonial<text:change-end text:change-id="ct291480192"/></text:p>
          </table:table-cell>
          <table:table-cell table:style-name="Tabela6.A4" office:value-type="string">
            <text:p text:style-name="P10"><text:change-start text:change-id="ct291480816"/>O usuário (administrador, gerente, revisor, catalogador), após logar no sistema, pode visualizar/acessar todos os bens catalogados pertencentes a sua instituição.<text:change-end text:change-id="ct291480816"/></text:p>
          </table:table-cell>
          <table:table-cell table:style-name="Tabela6.C4" office:value-type="string">
            <text:p text:style-name="P8"><text:change-start text:change-id="ct291481024"/>CDU<text:change-end text:change-id="ct291481024"/> 11</text:p>
          </table:table-cell>
        </table:table-row>
        <table:table-row>
          <table:table-cell table:style-name="Tabela6.A4" office:value-type="string">
            <text:p text:style-name="P8"><text:change-start text:change-id="ct291480920"/>Excluir/editar bem patrimonial<text:change-end text:change-id="ct291480920"/></text:p>
          </table:table-cell>
          <table:table-cell table:style-name="Tabela6.A4" office:value-type="string">
            <text:p text:style-name="P10"><text:change-start text:change-id="ct291475200"/>Durante o processo de catalogação de um bem, o usuário (administrador, gerente, revisor, catalogador) pode clicar em Excluir a operação e, portanto, tais dados não são salvos no banco de dados do sistema. Ou após salva a operação, no mesmo local em que visualiza os bens cadastrados, há a opção de desfazer ou editar o bem patrimonial. Caso o bem patrimonial esteja relacionado a outros, o usuário é avisado de tal situação e há a opção de excluir todos os bens <text:s/>relacionados, ou apenas excluir as ligações dos outros bens com o que será excluido.<text:change-end text:change-id="ct291475200"/></text:p>
          </table:table-cell>
          <table:table-cell table:style-name="Tabela6.C4" office:value-type="string">
            <text:p text:style-name="P8"><text:change-start text:change-id="ct291475096"/>CDU <text:change-end text:change-id="ct291475096"/>12(excluir)<text:change-start text:change-id="ct293936968"/></text:p>
            <text:p text:style-name="P8">CDU <text:change-end text:change-id="ct293936968"/>13(editar)</text:p>
          </table:table-cell>
        </table:table-row>
        <table:table-row>
          <table:table-cell table:style-name="Tabela6.A4" office:value-type="string">
            <text:p text:style-name="P8"><text:change-start text:change-id="ct291482064"/>Busca<text:change-end text:change-id="ct291482064"/></text:p>
          </table:table-cell>
          <table:table-cell table:style-name="Tabela6.A4" office:value-type="string">
            <text:p text:style-name="P8"><text:change-start text:change-id="ct291481128"/><text:span text:style-name="Fonte_20_parág._20_padrão"><text:span text:style-name="T2">As </text:span></text:span><text:span text:style-name="Fonte_20_parág._20_padrão"><text:span text:style-name="T3">Stopwords</text:span></text:span><text:span text:style-name="Fonte_20_parág._20_padrão"><text:span text:style-name="T2"> (ou palavras de parada) <text:s/>não devem ser consideradas para a busca na base de dados do</text:span></text:span><text:span text:style-name="Fonte_20_parág._20_padrão"><text:span text:style-name="T2"> sistema. Essas palavras são consideradas irrelevantes para os resultados da busca, como exemplo temos as preposições, artigos e conjunções: as, e, os, de, para, com, sem, </text:span></text:span><text:span text:style-name="Fonte_20_parág._20_padrão"><text:span text:style-name="T3">an, and, also, unas, unos.</text:span></text:span><text:change-end text:change-id="ct291481128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291481336"/>Busca<text:change-end text:change-id="ct291481336"/></text:p>
          </table:table-cell>
          <table:table-cell table:style-name="Tabela6.A4" office:value-type="string">
            <text:p text:style-name="P10"><text:change-start text:change-id="ct291482272"/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text:change-end text:change-id="ct291482272"/></text:p>
          </table:table-cell>
          <table:table-cell table:style-name="Tabela6.C4" office:value-type="string">
            <text:p text:style-name="P8">CDU 14</text:p>
            <text:p text:style-name="P8">CDU 15</text:p>
          </table:table-cell>
        </table:table-row>
        <table:table-row>
          <table:table-cell table:style-name="Tabela6.A4" office:value-type="string">
            <text:p text:style-name="P8"><text:change-start text:change-id="ct291482480"/>Nova busca<text:change-end text:change-id="ct291482480"/></text:p>
          </table:table-cell>
          <table:table-cell table:style-name="Tabela6.A4" office:value-type="string">
            <text:p text:style-name="P10"><text:change-start text:change-id="ct291482168"/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text:change-end text:change-id="ct291482168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291474992"/>Resultados<text:change-end text:change-id="ct291474992"/></text:p>
          </table:table-cell>
          <table:table-cell table:style-name="Tabela6.A4" office:value-type="string">
            <text:p text:style-name="P10"><text:change-start text:change-id="ct291479256"/>Caso encontrada a busca, o sistema exibe exatamente os bens pedidos pelo usuário, caso contrário, o sistema lista bens com títulos/assuntos semelhantes.</text:p>
            <text:p text:style-name="P10"><text:s text:c="2"/>Ex.: Caso a busca por São Luiz falhe, serão impressos resultados semânticamente semelhantes como São Carlos, São Paulo.<text:change-end text:change-id="ct291479256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291481752"/>Usuários Inativos<text:change-end text:change-id="ct291481752"/></text:p>
          </table:table-cell>
          <table:table-cell table:style-name="Tabela6.A4" office:value-type="string">
            <text:p text:style-name="P10"><text:change-start text:change-id="ct291481856"/>Fica a cargo do gerente analisar os usuários de sua instituição que se encontram inativos e transferir as responsabilidades desses usuários para outros que estejam ativos.<text:change-end text:change-id="ct291481856"/></text:p>
          </table:table-cell>
          <table:table-cell table:style-name="Tabela6.C4" office:value-type="string">
            <text:p text:style-name="P10"/>
          </table:table-cell>
        </table:table-row>
        <table:table-row>
          <table:table-cell table:style-name="Tabela6.A4" office:value-type="string">
            <text:p text:style-name="P8"><text:change-start text:change-id="ct291478216"/>Gerar relatórios<text:change-end text:change-id="ct291478216"/></text:p>
          </table:table-cell>
          <table:table-cell table:style-name="Tabela6.A4" office:value-type="string">
            <text:p text:style-name="P10"><text:change-start text:change-id="ct291481648"/>O gerente do sistema pode gerar relatórios do sistema, bens que foram catalogados, usuários que foram cadastrados,etc.<text:change-end text:change-id="ct291481648"/></text:p>
          </table:table-cell>
          <table:table-cell table:style-name="Tabela6.C4" office:value-type="string">
            <text:p text:style-name="P10"><text:change-start text:change-id="ct291480608"/>CDU <text:change-end text:change-id="ct291480608"/>16</text:p>
          </table:table-cell>
        </table:table-row>
        <text:soft-page-break/>
        <table:table-row>
          <table:table-cell table:style-name="Tabela6.A4" office:value-type="string">
            <text:p text:style-name="P8"><text:change-start text:change-id="ct291480712"/>Revisar Bens Patrimoniais<text:change-end text:change-id="ct291480712"/></text:p>
          </table:table-cell>
          <table:table-cell table:style-name="Tabela6.A4" office:value-type="string">
            <text:p text:style-name="P10"><text:change-start text:change-id="ct291478112"/>Os bens patrimoniais devem ser revisados para que estejam disponíveis para o usuário comum. Será armazenado o usuário revisor deste ben patrimonial e a data que a revisão foi realizada. Se o bem patrimonial for editado em algum momento, deverá ser revisado novamente.<text:change-end text:change-id="ct291478112"/></text:p>
          </table:table-cell>
          <table:table-cell table:style-name="Tabela6.C4" office:value-type="string">
            <text:p text:style-name="P8"><text:change-start text:change-id="ct291475616"/>CDU <text:change-end text:change-id="ct291475616"/>17</text:p>
          </table:table-cell>
        </table:table-row>
        <table:table-row>
          <table:table-cell table:style-name="Tabela6.C1" office:value-type="string">
            <text:p text:style-name="P8"><text:change-start text:change-id="ct291481544"/>Explicação do proj<text:bookmark-start text:name="_GoBack"/>eto<text:bookmark-end text:name="_GoBack"/><text:change-end text:change-id="ct291481544"/></text:p>
          </table:table-cell>
          <table:table-cell table:style-name="Tabela6.C1" office:value-type="string">
            <text:p text:style-name="P10"><text:change-start text:change-id="ct291475720"/>Na página inicial do sistema existe um ícone “Sobre o projeto memória virtual”, no qual encontra-se explicações sobre o que é o sistema e como surgiu.<text:change-end text:change-id="ct291475720"/></text:p>
          </table:table-cell>
          <table:table-cell table:style-name="Tabela6.C1" office:value-type="string">
            <text:p text:style-name="P10"/>
          </table:table-cell>
        </table:table-row>
        <table:table-row>
          <table:table-cell table:style-name="Tabela6.C1" office:value-type="string">
            <text:p text:style-name="P10"><text:change-start text:change-id="ct291475824"/>Acesso direto a URLs autenticadas<text:change-end text:change-id="ct291475824"/></text:p>
          </table:table-cell>
          <table:table-cell table:style-name="Tabela6.C1" office:value-type="string">
            <text:p text:style-name="P8"><text:change-start text:change-id="ct291475928"/><text:span text:style-name="Fonte_20_parág._20_padrão"><text:span text:style-name="T2">Quando usuários não autenticados acessam URLs que </text:span></text:span><text:span text:style-name="Fonte_20_parág._20_padrão"><text:span text:style-name="T4">necessitem</text:span></text:span><text:span text:style-name="Fonte_20_parág._20_padrão"><text:span text:style-name="T2"> de autenticação, devem ser direcionados para a tela de autenticação, e após realizar autenticação, devem </text:span></text:span><text:span text:style-name="Fonte_20_parág._20_padrão"><text:span text:style-name="T2">ser redirecionado de volta para a pagina requisitada.</text:span></text:span><text:change-end text:change-id="ct291475928"/></text:p>
          </table:table-cell>
          <table:table-cell table:style-name="Tabela6.C1" office:value-type="string">
            <text:p text:style-name="P10"/>
          </table:table-cell>
        </table:table-row>
      </table:table>
      <text:h text:style-name="Heading_20_1" text:outline-level="1"><text:change text:change-id="ct185126376"/>Outros Requisitos do Sistema</text:h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2">Requisito</text:p>
          </table:table-cell>
        </table:table-row>
        <table:table-row>
          <table:table-cell table:style-name="Tabela7.A2" office:value-type="string">
            <text:p text:style-name="P10">Utilização apenas de tecnologias/ ferramentas de Software Livre.</text:p>
            <text:p text:style-name="P10">Formulários de catalogação de fácil preenchimento, com descrição de cada campo e exemplos de como preencher e a utilização de um sistema de Help.</text:p>
            <text:p text:style-name="P10">Requisitos de Auditoria, na base de dados do sistema estão salvas todas as mudanças que os usuários (administradores, gerentes, revisores e catalogadores) fizeram no sistema, como exemplo, o usuário que catalogou o bem patrimonial , o administrador ou gerente que permitiram o cadastro de um usuário e o administrador que excluiu tal usuário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hyphenation-ladder-count="no-limit"/>
      <style:text-properties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Title" style:family="paragraph" style:parent-style-name="Standard" style:next-style-name="Standard" style:class="text">
      <style:paragraph-properties fo:margin-top="0.423cm" fo:margin-bottom="0.212cm" fo:line-height="100%" fo:text-align="center" style:justify-single-word="false" fo:hyphenation-ladder-count="no-limit" fo:keep-with-next="always"/>
      <style:text-properties style:font-name="Arial" fo:font-size="18pt" fo:font-weight="bold" style:font-name-asian="MS Mincho" style:font-size-asian="18pt" style:font-weight-asian="bold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hyphenation-ladder-count="no-limit" fo:text-indent="-1.27cm" style:auto-text-indent="false" fo:keep-with-next="always">
        <style:tab-stops/>
      </style:paragraph-properties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 fo:hyphenation-remain-char-count="0" fo:hyphenation-push-char-count="0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/>
      <style:text-properties fo:font-size="10pt" fo:font-weight="normal" style:font-size-asian="10pt" style:font-weight-asian="normal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style:font-size-asian="11pt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tyle="italic" style:font-style-asian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Tahoma" fo:hyphenate="false" fo:hyphenation-remain-char-count="0" fo:hyphenation-push-char-count="0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 fo:hyphenation-remain-char-count="0" fo:hyphenation-push-char-count="0"/>
    </style:style>
    <style:style style:name="Recuo_20_normal" style:display-name="Recuo normal" style:family="paragraph" style:parent-style-name="Standard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hyphenation-ladder-count="no-limit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Bullet2" style:family="paragraph" style:parent-style-name="Standard" style:list-style-name="WW8StyleNum">
      <style:paragraph-properties fo:hyphenation-ladder-count="no-limit"/>
      <style:text-properties fo:color="#000080" fo:hyphenate="false" fo:hyphenation-remain-char-count="0" fo:hyphenation-push-char-count="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 fo:hyphenation-ladder-count="no-limit"/>
      <style:text-properties fo:hyphenate="false" fo:hyphenation-remain-char-count="0" fo:hyphenation-push-char-count="0"/>
    </style:style>
    <style:style style:name="Tabletext" style:family="paragraph" style:parent-style-name="Standard">
      <style:paragraph-properties fo:margin-top="0cm" fo:margin-bottom="0.212cm" fo:keep-together="always" fo:hyphenation-ladder-count="no-limit"/>
      <style:text-properties fo:hyphenate="false" fo:hyphenation-remain-char-count="0" fo:hyphenation-push-char-count="0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Bullet1" style:family="paragraph" style:parent-style-name="Standard" style:list-style-name="WW8StyleNum1">
      <style:paragraph-properties fo:hyphenation-ladder-count="no-limit"/>
      <style:text-properties fo:hyphenate="false" fo:hyphenation-remain-char-count="0" fo:hyphenation-push-char-count="0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hyphenation-ladder-count="no-limit" fo:text-indent="-0.635cm" style:auto-text-indent="false" fo:keep-with-next="always">
        <style:tab-stops/>
      </style:paragraph-properties>
      <style:text-properties style:font-name="Helvetica" fo:font-size="8pt" style:font-size-asian="8pt" fo:hyphenate="false" fo:hyphenation-remain-char-count="0" fo:hyphenation-push-char-count="0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 fo:hyphenation-remain-char-count="0" fo:hyphenation-push-char-count="0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 fo:hyphenation-ladder-count="no-limit"/>
      <style:text-properties style:font-name="Arial" fo:font-size="16pt" fo:font-weight="bold" style:font-size-asian="16pt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 fo:hyphenation-remain-char-count="0" fo:hyphenation-push-char-count="0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 fo:hyphenation-ladder-count="no-limit"/>
      <style:text-properties style:font-name="Book Antiqua" fo:hyphenate="false" fo:hyphenation-remain-char-count="0" fo:hyphenation-push-char-count="0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hyphenation-ladder-count="no-limit" fo:text-indent="0cm" style:auto-text-indent="false">
        <style:tab-stops>
          <style:tab-stop style:position="1.27cm"/>
        </style:tab-stops>
      </style:paragraph-properties>
      <style:text-properties style:font-name="Book Antiqua" fo:hyphenate="false" fo:hyphenation-remain-char-count="0" fo:hyphenation-push-char-count="0"/>
    </style:style>
    <style:style style:name="InfoBlue" style:family="paragraph" style:parent-style-name="Standard" style:next-style-name="Text_20_body">
      <style:paragraph-properties fo:margin-top="0cm" fo:margin-bottom="0.212cm" fo:orphans="2" fo:widows="2" fo:hyphenation-ladder-count="no-limit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 fo:hyphenate="false" fo:hyphenation-remain-char-count="0" fo:hyphenation-push-char-count="0"/>
    </style:style>
    <style:style style:name="infoblue" style:family="paragraph" style:parent-style-name="Standard">
      <style:paragraph-properties fo:margin-top="0.176cm" fo:margin-bottom="0.176cm" fo:line-height="100%" fo:orphans="2" fo:widows="2"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font-size="9pt" fo:font-style="italic" style:font-size-asian="9pt" style:font-style-asian="italic" style:font-style-complex="italic"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65%" fo:font-size="10pt" style:font-size-asian="10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_20_Char" style:display-name="Char Char" style:family="text" style:parent-style-name="Fonte_20_parág._20_padrão">
      <style:text-properties style:font-name="Tahoma" fo:font-size="8pt" fo:language="en" fo:country="US" style:font-size-asian="8pt" style:font-name-complex="Tahoma" style:font-size-complex="8pt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19LVL1" style:display-name="WW_CharLFO19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Times New Roman" style:font-name-asian="Times New Roman" style:font-name-complex="Times New Roman"/>
    </style:style>
    <style:style style:name="WW_5f_CharLFO21LVL2" style:display-name="WW_CharLFO21LVL2" style:family="text">
      <style:text-properties style:font-name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3LVL1" style:display-name="WW_CharLFO23LVL1" style:family="text">
      <style:text-properties style:font-name="Symbol"/>
    </style:style>
    <style:style style:name="WW_5f_CharLFO24LVL1" style:display-name="WW_CharLFO24LVL1" style:family="text">
      <style:text-properties style:font-name="Symbol"/>
    </style:style>
    <style:style style:name="WW_5f_CharLFO25LVL1" style:display-name="WW_CharLFO25LVL1" style:family="text">
      <style:text-properties style:font-name="Symbol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28LVL1" style:display-name="WW_CharLFO28LVL1" style:family="text">
      <style:text-properties style:font-name="Symbol"/>
    </style:style>
    <style:style style:name="WW_5f_CharLFO29LVL1" style:display-name="WW_CharLFO29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*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1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1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1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1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2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21LVL1" text:bullet-char="-">
        <style:list-level-properties/>
        <style:text-properties style:font-name="Times New Roman"/>
      </text:list-level-style-bullet>
      <text:list-level-style-bullet text:level="2" text:style-name="WW_5f_CharLFO21LVL2" text:bullet-char="o">
        <style:list-level-properties/>
        <style:text-properties style:font-name="Courier New"/>
      </text:list-level-style-bullet>
      <text:list-level-style-bullet text:level="3" text:style-name="WW_5f_CharLFO21LVL3" text:bullet-char="">
        <style:list-level-properties/>
        <style:text-properties style:font-name="Wingdings"/>
      </text:list-level-style-bullet>
      <text:list-level-style-bullet text:level="4" text:style-name="WW_5f_CharLFO21LVL4" text:bullet-char="">
        <style:list-level-properties/>
        <style:text-properties style:font-name="Symbol"/>
      </text:list-level-style-bullet>
      <text:list-level-style-bullet text:level="5" text:style-name="WW_5f_CharLFO21LVL5" text:bullet-char="o">
        <style:list-level-properties/>
        <style:text-properties style:font-name="Courier New"/>
      </text:list-level-style-bullet>
      <text:list-level-style-bullet text:level="6" text:style-name="WW_5f_CharLFO21LVL6" text:bullet-char="">
        <style:list-level-properties/>
        <style:text-properties style:font-name="Wingdings"/>
      </text:list-level-style-bullet>
      <text:list-level-style-bullet text:level="7" text:style-name="WW_5f_CharLFO21LVL7" text:bullet-char="">
        <style:list-level-properties/>
        <style:text-properties style:font-name="Symbol"/>
      </text:list-level-style-bullet>
      <text:list-level-style-bullet text:level="8" text:style-name="WW_5f_CharLFO21LVL8" text:bullet-char="o">
        <style:list-level-properties/>
        <style:text-properties style:font-name="Courier New"/>
      </text:list-level-style-bullet>
      <text:list-level-style-bullet text:level="9" text:style-name="WW_5f_CharLFO2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2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_5f_CharLFO2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3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3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51cm" fo:margin-left="0.079cm" table:align="left"/>
    </style:style>
    <style:style style:name="Tabela1.A" style:family="table-column">
      <style:table-column-properties style:column-width="1.764cm"/>
    </style:style>
    <style:style style:name="Tabela1.B" style:family="table-column">
      <style:table-column-properties style:column-width="10.354cm"/>
    </style:style>
    <style:style style:name="Tabela1.C" style:family="table-column">
      <style:table-column-properties style:column-width="4.392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732cm" fo:margin-left="-0.191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Table_20_Contents">
      <style:text-properties fo:color="#4c4c4c"/>
    </style:style>
    <style:style style:name="MP2" style:family="paragraph" style:parent-style-name="Table_20_Contents">
      <style:paragraph-properties fo:text-align="center" style:justify-single-word="false"/>
      <style:text-properties fo:color="#4c4c4c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4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color="#4c4c4c" fo:language="pt" fo:country="BR"/>
    </style:style>
    <style:style style:name="MT2" style:family="text"/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5116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Table_20_Contents"><text:span text:style-name="Fonte_20_parág._20_padrão"><text:span text:style-name="MT1"><draw:frame draw:style-name="Mfr1" draw:name="figura1" text:anchor-type="as-char" svg:y="0cm" svg:width="1.512cm" style:rel-width="scale" svg:height="1.266cm" style:rel-height="scale" draw:z-index="0"><draw:image xlink:href="Pictures/1000020100000082000000820E7EC72C.png" xlink:type="simple" xlink:show="embed" xlink:actuate="onLoad"/></draw:frame></text:span></text:span></text:p>
            </table:table-cell>
            <table:table-cell table:style-name="Tabela1.A1" table:number-rows-spanned="2" office:value-type="string">
              <text:p text:style-name="MP1"/>
              <text:p text:style-name="MP2">Documento de Visão</text:p>
            </table:table-cell>
            <table:table-cell table:style-name="Tabela1.C1" office:value-type="string">
              <text:p text:style-name="MP1">Versão do Documento: 1.0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1">Data:19/06/10</text:p>
            </table:table-cell>
          </table:table-row>
        </table:table>
        <text:p text:style-name="Standard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3">Confidencial</text:p>
            </table:table-cell>
            <table:table-cell table:style-name="Tabela2.A1" office:value-type="string">
              <text:p text:style-name="MP4">ICMC-USP, <text:date style:data-style-name="N5116" text:date-value="2011-08-30T20:26:59.73">2011</text:date></text:p>
            </table:table-cell>
            <table:table-cell table:style-name="Tabela2.A1" office:value-type="string">
              <text:p text:style-name="MP5">Página <text:span text:style-name="Page_20_Number"><text:page-number text:select-page="current"/></text:span></text:p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301</meta:generator>
    <dc:title>Vision</dc:title>
    <dc:subject>&lt;Project Name&gt;</dc:subject>
    <meta:initial-creator>Thiago Bianchi</meta:initial-creator>
    <meta:creation-date>2011-03-23T18:49:00Z</meta:creation-date>
    <dc:date>2011-08-30T20:26:59.50</dc:date>
    <meta:print-date>2001-03-15T14:26:00Z</meta:print-date>
    <meta:editing-cycles>59</meta:editing-cycles>
    <meta:editing-duration>PT6H18M10S</meta:editing-duration>
    <meta:document-statistic meta:table-count="9" meta:image-count="1" meta:object-count="0" meta:page-count="6" meta:paragraph-count="240" meta:word-count="3560" meta:character-count="22404"/>
    <meta:user-defined meta:name="Company">&lt;Company Name&gt;</meta:user-defined>
    <meta:user-defined meta:name="Info 1"/>
    <meta:user-defined meta:name="Info 2"/>
    <meta:user-defined meta:name="Info 3"/>
    <meta:template xlink:type="simple" xlink:actuate="onRequest" xlink:title="" xlink:href="Normal.dotm"/>
  </office:meta>
</office:document-meta>
</file>